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36000000CE2697EF2AA4BD281B.jpg" manifest:media-type="image/jpeg"/>
  <manifest:file-entry manifest:full-path="Pictures/10000000000005BC00000102732C60BB274BF49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align="center" style:justify-single-word="false" fo:text-indent="0cm" style:auto-text-indent="false" style:snap-to-layout-grid="false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text-properties style:font-name="Liberation Serif1" fo:font-size="6pt" style:font-size-asian="5.25pt" style:font-name-complex="Liberation Serif1" style:font-size-complex="6pt"/>
    </style:style>
    <style:style style:name="P4" style:family="paragraph" style:parent-style-name="Standard">
      <style:paragraph-properties fo:line-height="115%"/>
      <style:text-properties style:font-name="Liberation Serif1" fo:font-size="6pt" style:font-size-asian="5.25pt" style:font-name-complex="Liberation Serif1" style:font-size-complex="6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1" fo:font-size="6pt" fo:font-weight="normal" officeooo:rsid="002f5e13" officeooo:paragraph-rsid="00331eb9" style:font-size-asian="5.25pt" style:font-weight-asian="normal" style:font-name-complex="Liberation Serif1" style:font-size-complex="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size="8pt" fo:font-weight="bold" style:font-size-asian="7pt" style:font-weight-asian="bold" style:font-name-complex="Liberation Serif1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8pt" fo:font-weight="bold" style:font-size-asian="7pt" style:font-weight-asian="bold" style:font-name-complex="Liberation Serif1" style:font-size-complex="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ize="12pt" fo:font-weight="bold" style:font-size-asian="12pt" style:font-weight-asian="bold" style:font-name-complex="Liberation Serif1" style:font-size-complex="12pt" style:font-weight-complex="bold"/>
    </style:style>
    <style:style style:name="P9" style:family="paragraph" style:parent-style-name="Standard">
      <style:paragraph-properties fo:line-height="115%"/>
      <style:text-properties style:font-name="Liberation Serif1" fo:font-size="11.5pt" fo:font-weight="normal" officeooo:rsid="00734bdc" officeooo:paragraph-rsid="0073606d" style:font-size-asian="11.5pt" style:font-weight-asian="normal" style:font-name-complex="Liberation Serif1" style:font-size-complex="11.5pt" style:font-weight-complex="normal"/>
    </style:style>
    <style:style style:name="P10" style:family="paragraph" style:parent-style-name="Standard">
      <style:text-properties style:font-name="Liberation Serif1" officeooo:paragraph-rsid="0073606d" style:font-name-complex="Liberation Serif1"/>
    </style:style>
    <style:style style:name="P11" style:family="paragraph" style:parent-style-name="Standard">
      <style:text-properties style:font-name="Liberation Serif1" officeooo:paragraph-rsid="0077d49f" style:font-name-complex="Liberation Serif1"/>
    </style:style>
    <style:style style:name="P12" style:family="paragraph" style:parent-style-name="Standard">
      <style:text-properties officeooo:paragraph-rsid="001c1bb6"/>
    </style:style>
    <style:style style:name="P13" style:family="paragraph" style:parent-style-name="Standard">
      <style:paragraph-properties fo:line-height="150%"/>
      <style:text-properties officeooo:paragraph-rsid="00331eb9"/>
    </style:style>
    <style:style style:name="P14" style:family="paragraph" style:parent-style-name="Standard">
      <style:paragraph-properties fo:line-height="115%"/>
      <style:text-properties officeooo:paragraph-rsid="00460b2e"/>
    </style:style>
    <style:style style:name="P15" style:family="paragraph" style:parent-style-name="Standard">
      <style:text-properties fo:font-size="8pt" style:font-size-asian="7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734bdc" style:font-size-asian="12pt" style:language-asian="zxx" style:country-asian="none" style:font-weight-asian="bold" style:font-name-complex="Liberation Serif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rsid="00405692" officeooo:paragraph-rsid="0074d697" style:font-name-asian="Liberation Serif1" style:font-size-asian="12pt" style:font-weight-asian="bold" style:font-name-complex="Liberation Serif1" style:font-size-complex="12pt" style:font-weight-complex="bold"/>
    </style:style>
    <style:style style:name="P18" style:family="paragraph" style:parent-style-name="Standard">
      <style:text-properties officeooo:paragraph-rsid="00734bdc"/>
    </style:style>
    <style:style style:name="P19" style:family="paragraph" style:parent-style-name="Standard">
      <style:text-properties officeooo:paragraph-rsid="0073606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text-properties officeooo:paragraph-rsid="0074d697"/>
    </style:style>
    <style:style style:name="P22" style:family="paragraph" style:parent-style-name="Standard">
      <style:text-properties style:use-window-font-color="true" style:font-name="Liberation Serif1" fo:font-size="6pt" fo:language="pt" fo:country="BR" officeooo:paragraph-rsid="0074d697" style:font-name-asian="Times New Roman" style:font-size-asian="5.25pt" style:language-asian="zh" style:country-asian="CN" style:font-name-complex="Liberation Serif1" style:font-size-complex="6pt" style:language-complex="ar" style:country-complex="SA"/>
    </style:style>
    <style:style style:name="P23" style:family="paragraph" style:parent-style-name="Standard">
      <style:text-properties style:use-window-font-color="true" style:font-name="Liberation Serif1" fo:font-size="12pt" fo:language="pt" fo:country="BR" officeooo:rsid="001cf035" officeooo:paragraph-rsid="005ed53f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P24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361b49" officeooo:paragraph-rsid="00750ed0" style:font-name-asian="Liberation Serif1" style:font-size-asian="12pt" style:font-weight-asian="normal" style:font-name-complex="Liberation Serif1" style:font-size-complex="12pt" style:font-weight-complex="normal"/>
    </style:style>
    <style:style style:name="P25" style:family="paragraph" style:parent-style-name="Standard">
      <style:text-properties officeooo:paragraph-rsid="0077d49f"/>
    </style:style>
    <style:style style:name="P26" style:family="paragraph" style:parent-style-name="Footer">
      <style:text-properties fo:language="none" fo:country="none" style:language-asian="none" style:country-asian="none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Times New Roman" fo:font-size="12pt" fo:font-weight="bold" officeooo:rsid="0076f735" officeooo:paragraph-rsid="0076f735" style:font-name-asian="Liberation Serif1" style:font-size-asian="12pt" style:font-weight-asian="bold" style:font-name-complex="Liberation Serif1" style:font-size-complex="12pt" style:font-weight-complex="bold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Times New Roman" fo:font-size="12pt" officeooo:rsid="003cfb45" officeooo:paragraph-rsid="0074d697" style:font-size-asian="12pt" style:font-size-complex="12pt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Times New Roman" fo:font-size="12pt" fo:font-weight="normal" officeooo:paragraph-rsid="0074d697" style:font-size-asian="12pt" style:font-weight-asian="normal" style:font-size-complex="12pt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Liberation Serif1" fo:font-size="6pt" fo:font-weight="bold" style:font-size-asian="5.25pt" style:font-weight-asian="bold" style:font-name-complex="Liberation Serif1" style:font-size-complex="6pt" style:font-weight-complex="bold"/>
    </style:style>
    <style:style style:name="P31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Liberation Serif1" style:font-name-complex="Liberation Serif1"/>
    </style:style>
    <style:style style:name="T2" style:family="text">
      <style:text-properties style:font-name="Liberation Serif1" officeooo:rsid="00518e58" style:font-name-complex="Liberation Serif1"/>
    </style:style>
    <style:style style:name="T3" style:family="text">
      <style:text-properties style:font-name="Liberation Serif1" officeooo:rsid="00734bdc" style:font-name-complex="Liberation Serif1"/>
    </style:style>
    <style:style style:name="T4" style:family="text">
      <style:text-properties style:font-name="Liberation Serif1" fo:font-weight="bold" style:font-weight-asian="bold" style:font-name-complex="Liberation Serif1" style:font-weight-complex="bold"/>
    </style:style>
    <style:style style:name="T5" style:family="text">
      <style:text-properties style:font-name="Liberation Serif1" officeooo:rsid="002cb68d" style:font-name-asian="Liberation Serif1" style:font-name-complex="Liberation Serif1"/>
    </style:style>
    <style:style style:name="T6" style:family="text">
      <style:text-properties style:font-name="Liberation Serif1" officeooo:rsid="003cfb45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language="pt" fo:country="BR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8" style:family="text">
      <style:text-properties style:use-window-font-color="true" style:font-name="Liberation Serif1" fo:font-size="12pt" fo:language="pt" fo:country="BR" officeooo:rsid="0020015d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9" style:family="text">
      <style:text-properties style:use-window-font-color="true" style:font-name="Liberation Serif1" fo:font-size="12pt" fo:language="pt" fo:country="BR" officeooo:rsid="0025d396" style:font-name-asian="Times New Roman" style:font-size-asian="12pt" style:language-asian="zh" style:country-asian="CN" style:font-name-complex="Liberation Serif1" style:font-size-complex="12pt" style:language-complex="ar" style:country-complex="SA"/>
    </style:style>
    <style:style style:name="T10" style:family="text">
      <style:text-properties style:use-window-font-color="true" style:font-name="Liberation Serif1" fo:font-size="11.5pt" fo:language="pt" fo:country="BR" fo:font-weight="normal" officeooo:rsid="00734bdc" style:font-name-asian="Times New Roman" style:font-size-asian="11.5pt" style:language-asian="zh" style:country-asian="CN" style:font-weight-asian="normal" style:font-name-complex="Liberation Serif1" style:font-size-complex="11.5pt" style:language-complex="ar" style:country-complex="SA" style:font-weight-complex="normal"/>
    </style:style>
    <style:style style:name="T11" style:family="text">
      <style:text-properties style:use-window-font-color="true" fo:font-size="12pt" fo:language="pt" fo:country="BR" officeooo:rsid="001cf035" style:font-name-asian="Times New Roman" style:font-size-asian="12pt" style:language-asian="zh" style:country-asian="CN" style:font-size-complex="12pt" style:language-complex="ar" style:country-complex="SA"/>
    </style:style>
    <style:style style:name="T12" style:family="text">
      <style:text-properties officeooo:rsid="00487280"/>
    </style:style>
    <style:style style:name="T13" style:family="text">
      <style:text-properties officeooo:rsid="0032337f"/>
    </style:style>
    <style:style style:name="T14" style:family="text">
      <style:text-properties fo:font-weight="bold" style:font-name-asian="Liberation Serif1" style:font-weight-asian="bold" style:font-name-complex="Liberation Serif1" style:font-weight-complex="bold"/>
    </style:style>
    <style:style style:name="T15" style:family="text">
      <style:text-properties fo:font-weight="bold" officeooo:rsid="001db928" style:font-name-asian="Liberation Serif1" style:font-weight-asian="bold" style:font-name-complex="Liberation Serif1" style:font-weight-complex="bold"/>
    </style:style>
    <style:style style:name="T16" style:family="text">
      <style:text-properties officeooo:rsid="00750ed0"/>
    </style:style>
    <style:style style:name="T17" style:family="text">
      <style:text-properties officeooo:rsid="0076f735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writing-mode="lr-tb" style:editable="true">
        <style:columns fo:column-count="1" fo:column-gap="0cm"/>
        <style:background-image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solid" svg:stroke-width="0.026cm" svg:stroke-color="#ffffff" svg:stroke-opacity="100%" draw:stroke-linejoin="miter" svg:stroke-linecap="square" draw:fill="solid" draw:fill-color="#ffffff" draw:textarea-horizontal-align="left" draw:textarea-vertical-align="middle" draw:auto-grow-height="false" fo:min-height="0cm" fo:min-width="2.372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variable-decls>
        <text:variable-decl office:value-type="string" text:name="rua"/>
        <text:variable-decl office:value-type="string" text:name="area_exec"/>
        <text:variable-decl office:value-type="string" text:name="area_exist"/>
        <text:variable-decl office:value-type="string" text:name="area_terreno"/>
        <text:variable-decl office:value-type="string" text:name="area_demolir"/>
        <text:variable-decl office:value-type="string" text:name="conselho"/>
        <text:variable-decl office:value-type="string" text:name="email"/>
        <text:variable-decl office:value-type="string" text:name="telefone"/>
        <text:variable-decl office:value-type="string" text:name="resp_tec"/>
        <text:variable-decl office:value-type="string" text:name="protoc"/>
        <text:variable-decl office:value-type="string" text:name="num"/>
        <text:variable-decl office:value-type="string" text:name="quadra"/>
        <text:variable-decl office:value-type="string" text:name="lote"/>
        <text:variable-decl office:value-type="string" text:name="bairro"/>
        <text:variable-decl office:value-type="string" text:name="sigor"/>
        <text:variable-decl office:value-type="string" text:name="proprietario"/>
        <text:variable-decl office:value-type="string" text:name="cadastro"/>
        <text:variable-decl office:value-type="string" text:name="data"/>
        <text:variable-decl office:value-type="string" text:name="corte"/>
        <text:variable-decl office:value-type="string" text:name="aterro"/>
        <text:variable-decl office:value-type="string" text:name="cls_a"/>
        <text:variable-decl office:value-type="string" text:name="cls_b"/>
        <text:variable-decl office:value-type="string" text:name="cls_c"/>
        <text:variable-decl office:value-type="string" text:name="cls_d"/>
        <text:variable-decl office:value-type="string" text:name="Finalidade"/>
        <text:variable-decl office:value-type="string" text:name="Registro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rotocolo"/>
      </text:user-field-decls>
      <text:p text:style-name="P30"/>
      <text:p text:style-name="P7"/>
      <text:p text:style-name="P16"/>
      <text:p text:style-name="P16"/>
      <text:p text:style-name="P16">ANÁLISE DE <text:span text:style-name="T13">DOCUMENTO DE ORIGEM FLORESTAL</text:span></text:p>
      <text:p text:style-name="P16"/>
      <text:p text:style-name="P16"/>
      <text:p text:style-name="P21"><text:span text:style-name="T1">1- Protocolo Controle: </text:span><text:span text:style-name="T1"><text:variable-set text:name="protoc" office:value-type="string">{Protocolo}</text:variable-set></text:span><text:span text:style-name="T1"><text:s/><text:tab/><text:tab/><text:tab/>Data da Análise: </text:span><text:span text:style-name="T1"><text:variable-set text:name="data" office:value-type="string">{modified_on}</text:variable-set></text:span></text:p>
      <text:p text:style-name="P22"/>
      <text:p text:style-name="P13"><text:span text:style-name="T2">Finalidade da </text:span><text:span text:style-name="T1">Obra: <text:s/></text:span><text:span text:style-name="T1"><text:variable-set text:name="Finalidade" office:value-type="string">{Finalidade}</text:variable-set></text:span></text:p>
      <text:p text:style-name="P12"><text:span text:style-name="T1">Proprietário: </text:span><text:span text:style-name="T1"><text:variable-set text:name="proprietario" office:value-type="string">{Nome}</text:variable-set></text:span></text:p>
      <text:p text:style-name="P18"><text:span text:style-name="T1">Localização: </text:span><text:span text:style-name="T1"><text:variable-set text:name="rua" office:value-type="string">{IdEndereco}</text:variable-set></text:span><text:span text:style-name="T1">,<text:tab/></text:span><text:span text:style-name="T7"><text:tab/><text:tab/><text:tab/><text:tab/><text:tab/><text:tab/><text:tab/><text:tab/></text:span></text:p>
      <text:p text:style-name="P18"><text:span text:style-name="T8">Cad. Mun. </text:span><text:span text:style-name="T9"><text:variable-set text:name="cadastro" office:value-type="string">{CadMunicipal}</text:variable-set></text:span><text:span text:style-name="T9"><text:tab/><text:tab/></text:span><text:span text:style-name="T10">Alvará de Construção: </text:span><text:span text:style-name="T9"><text:variable-set text:name="cadastro" office:value-type="string">{Alvara}</text:variable-set></text:span><text:span text:style-name="T9"><text:tab/></text:span><text:span text:style-name="T10">Data do Alvará: </text:span><text:span text:style-name="T9"><text:variable-set text:name="cadastro" office:value-type="string">{DataAlvara}</text:variable-set></text:span></text:p>
      <text:p text:style-name="P3"/>
      <text:p text:style-name="P14"><text:span text:style-name="T1">Área do </text:span><text:span text:style-name="T3">T</text:span><text:span text:style-name="T1">erreno: </text:span><text:span text:style-name="T1"><text:variable-set text:name="area_terreno" office:value-type="string">{AreaTerreno}</text:variable-set></text:span><text:span text:style-name="T7"><text:s/></text:span><text:span text:style-name="T1">m² <text:tab/>Área </text:span><text:span text:style-name="T3">Construída</text:span><text:span text:style-name="T1">:</text:span><text:span text:style-name="T7"><text:variable-set text:name="area_exec" office:value-type="string">{AreaConstrExecutar}</text:variable-set></text:span><text:span text:style-name="T1">m²</text:span></text:p>
      <text:p text:style-name="P4"/>
      <text:p text:style-name="P9">Possuí: Piscina: <text:span text:style-name="T16">(</text:span><text:variable-set text:name="area_terreno" office:value-type="string">{Piscina}</text:variable-set><text:span text:style-name="T16">)</text:span><text:tab/>Pergolado em madeira: <text:span text:style-name="T16">(</text:span><text:variable-set text:name="area_terreno" office:value-type="string">{Pergolado}</text:variable-set><text:span text:style-name="T16">)<text:tab/></text:span>Deck em madeira: <text:variable-set text:name="area_terreno" office:value-type="string">{Deck}</text:variable-set></text:p>
      <text:p text:style-name="P5"/>
      <text:p text:style-name="P25"><text:span text:style-name="T1">Técnico Responsável da Obra: </text:span><text:span text:style-name="T1"><text:variable-set text:name="resp_tec" office:value-type="string">{resptecnico}</text:variable-set></text:span><text:span text:style-name="T1"><text:tab/><text:tab/><text:tab/><text:tab/></text:span><text:span text:style-name="T12">CREA/CAU</text:span> <text:span text:style-name="T1">nº: </text:span><text:span text:style-name="T1"><text:variable-set text:name="RegistroProf" office:value-type="string">{RegistroProf}</text:variable-set></text:span></text:p>
      <text:p text:style-name="P11">e-mail: <text:variable-set text:name="email" office:value-type="string">{Email}</text:variable-set><text:tab/><text:tab/><text:tab/><text:tab/><text:tab/><text:tab/>Tel de contato: <text:span text:style-name="T11"><text:variable-set text:name="telefone" office:value-type="string">{celular}</text:variable-set></text:span></text:p>
      <text:p text:style-name="P23"/>
      <text:p text:style-name="P15"/>
      <text:p text:style-name="P10">2- Situação após <text:span text:style-name="T17">A</text:span>nálise <text:span text:style-name="T17">T</text:span>écnica <text:span text:style-name="T17">S</text:span>uperior e lançamentos em sistema:</text:p>
      <text:p text:style-name="P19"><text:span text:style-name="T4">DEFERIDO (</text:span><field:fieldmark text:name="__Fieldmark__172_3125983599" field:type="vnd.oasis.opendocument.field.FORMDROPDOWN"><field:param field:name="Dropdown_ListEntry" field:value="X"/><field:param field:name="Dropdown_ListEntry" field:value="  "/><field:param field:name="Dropdown_Selected" field:value="0"/></field:fieldmark>)<text:span text:style-name="T1"><text:tab/><text:tab/><text:tab/>INDEFERIDO (</text:span><field:fieldmark text:name="__Fieldmark__176_3125983599" field:type="vnd.oasis.opendocument.field.FORMDROPDOWN"><field:param field:name="Dropdown_ListEntry" field:value="X"/><field:param field:name="Dropdown_ListEntry" field:value="  "/><field:param field:name="Dropdown_Selected" field:value="1"/></field:fieldmark>)</text:p>
      <text:p text:style-name="P6"/>
      <text:p text:style-name="P8">Observações da análise:</text:p>
      <text:p text:style-name="P20"/>
      <text:p text:style-name="P20"/>
      <text:p text:style-name="P20"/>
      <text:section text:style-name="Sect1" text:name="Seção1">
        <text:p text:style-name="P24"><text:variable-set text:name="area_terreno" office:value-type="string">{Despacho}</text:variable-set></text:p>
      </text:section>
      <text:section text:style-name="Sect2" text:name="Seção2"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27">Documento conferido e elaborado por:</text:p>
        <text:p text:style-name="P28"><text:span text:style-name="T15">C</text:span><text:span text:style-name="T14">arlos Augusto Locatelli Júnior</text:span></text:p>
        <text:p text:style-name="P29"><text:span text:style-name="T5">A</text:span><text:span text:style-name="T6">gente Adm. - Departamento de Qualidade Ambiental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762cm" fo:margin-right="0cm" fo:margin-top="0.423cm" fo:margin-bottom="0.212cm" loext:contextual-spacing="false" fo:text-indent="-0.762cm" style:auto-text-indent="false" fo:keep-with-next="always"/>
      <style:text-properties style:font-name="Arial" fo:font-family="Arial" style:font-family-generic="swiss" style:font-pitch="variable" fo:font-size="16pt" fo:font-weight="bold" style:font-name-asian="Microsoft YaHei1" style:font-family-asian="'Microsoft YaHei'" style:font-family-generic-asian="swiss" style:font-pitch-asian="variable" style:font-size-asian="16pt" style:font-weight-asian="bold" style:font-name-complex="Mangal" style:font-family-complex="Mangal" style:font-family-generic-complex="roman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ítulo4" style:family="paragraph" style:parent-style-name="Standard" style:next-style-name="Standard">
      <style:paragraph-properties fo:margin-top="0.423cm" fo:margin-bottom="0.106cm" loext:contextual-spacing="false" fo:text-align="center" style:justify-single-word="false" fo:orphans="0" fo:widows="0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estern" style:family="paragraph" style:parent-style-name="Standard">
      <style:paragraph-properties fo:margin-top="0.494cm" fo:margin-bottom="0.21cm" loext:contextual-spacing="false" fo:hyphenation-ladder-count="no-limit"/>
      <style:text-properties fo:color="#000000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Liberation Serif1" fo:font-family="'Liberation Serif', 'Times New Roman'" style:font-family-generic="roman" style:font-pitch="variable" fo:font-size="10pt" style:font-size-asian="10pt" style:font-name-complex="Liberation Serif1" style:font-family-complex="'Liberation Serif', 'Times New Roman'" style:font-family-generic-complex="roman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Título_20_1_20_Char" style:display-name="Título 1 Char" style:family="text">
      <style:text-properties style:font-name="Arial" fo:font-family="Arial" style:font-family-generic="swiss" style:font-pitch="variable" fo:font-size="16pt" fo:font-weight="bold" style:font-name-asian="Microsoft YaHei1" style:font-family-asian="'Microsoft YaHei'" style:font-family-generic-asian="swiss" style:font-pitch-asian="variable" style:font-size-asian="16pt" style:language-asian="zh" style:country-asian="CN" style:font-weight-asian="bold" style:font-name-complex="Mangal" style:font-family-complex="Mangal" style:font-family-generic-complex="roman" style:font-pitch-complex="variable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801cm" fo:text-indent="0.4cm"/>
        </style:list-level-properties>
      </text:list-level-style-number>
      <text:list-level-style-number text:level="2" text:style-name="WW8Num2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2.096cm"/>
    </style:style>
    <style:style style:name="MP1" style:family="paragraph" style:parent-style-name="Footer">
      <style:paragraph-properties fo:margin-left="0cm" fo:margin-right="0.635cm" fo:text-align="center" style:justify-single-word="false" fo:text-indent="0cm" style:auto-text-indent="false" style:snap-to-layout-grid="false"/>
    </style:style>
    <style:style style:name="MP2" style:family="paragraph" style:parent-style-name="Standard">
      <style:text-properties fo:font-size="2pt" style:font-size-asian="1.75pt" style:font-size-complex="2pt"/>
    </style:style>
    <style:style style:name="MP3" style:family="paragraph" style:parent-style-name="Footer">
      <style:text-properties fo:language="none" fo:country="none" style:language-asian="none" style:country-asian="none"/>
    </style:style>
    <style:style style:name="MP4" style:family="paragraph">
      <loext:graphic-properties draw:fill="solid" draw:fill-color="#ffffff"/>
      <style:paragraph-properties style:writing-mode="lr-tb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ffffff" svg:stroke-opacity="100%" draw:stroke-linejoin="miter" svg:stroke-linecap="square" draw:fill="solid" draw:fill-color="#ffffff" draw:textarea-horizontal-align="left" draw:textarea-vertical-align="middle" draw:auto-grow-height="false" fo:min-height="0cm" fo:min-width="2.372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cm" fo:margin-bottom="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 table:style-name="Tabela1.1">
            <table:table-cell office:value-type="string">
              <text:p text:style-name="MP1"><draw:frame draw:style-name="Mfr1" draw:name="Figura3" text:anchor-type="char" svg:width="18.27cm" svg:height="3.507cm" draw:z-index="1"><draw:image xlink:href="Pictures/1000000000000436000000CE2697EF2AA4BD281B.jpg" xlink:type="simple" xlink:show="embed" xlink:actuate="onLoad" loext:mime-type="image/jpeg"/></draw:frame></text:p>
            </table:table-cell>
          </table:table-row>
        </table:table>
        <text:p text:style-name="MP2"><draw:frame draw:style-name="Mfr2" draw:name="Figura6" text:anchor-type="char" svg:y="23.569cm" svg:width="18.651cm" svg:height="3.286cm" draw:z-index="2"><draw:image xlink:href="Pictures/10000000000005BC00000102732C60BB274BF495.jpg" xlink:type="simple" xlink:show="embed" xlink:actuate="onLoad" loext:mime-type="image/jpeg"/></draw:frame></text:p>
      </style:header>
      <style:footer>
        <text:p text:style-name="MP3"><draw:custom-shape text:anchor-type="char" draw:z-index="0" draw:style-name="Mgr1" draw:text-style-name="MP4" svg:width="3.255cm" svg:height="0.331cm" svg:x="6.869cm" svg:y="0.758cm"><text:p/><draw:enhanced-geometry svg:viewBox="0 0 21600 21600" draw:type="rectangle" draw:enhanced-path="M 0 0 L 21600 0 21600 21600 0 21600 0 0 Z N"/></draw:custom-shape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a</meta:initial-creator>
    <meta:creation-date>2020-08-26T09:44:00</meta:creation-date>
    <dc:date>2024-09-24T15:55:33.616000000</dc:date>
    <meta:print-date>1995-11-21T17:41:00</meta:print-date>
    <meta:editing-cycles>117</meta:editing-cycles>
    <meta:editing-duration>P1DT19H11M55S</meta:editing-duration>
    <meta:generator>LibreOffice/5.4.7.2$Windows_x86 LibreOffice_project/c838ef25c16710f8838b1faec480ebba495259d0</meta:generator>
    <dc:creator>Carlos A Locatelli</dc:creator>
    <meta:document-statistic meta:table-count="1" meta:image-count="2" meta:object-count="0" meta:page-count="1" meta:paragraph-count="17" meta:word-count="102" meta:character-count="807" meta:non-whitespace-character-count="698"/>
  </office:meta>
</office:document-meta>
</file>